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Arial 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4pt" style:font-size-asian="14pt" style:font-size-complex="14pt"/>
    </style:style>
    <style:style style:name="P2" style:family="paragraph" style:parent-style-name="Standard" style:list-style-name="L6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 style:list-style-name="L8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 Black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 Black1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 Black1" fo:font-size="14pt" style:font-size-asian="14pt" style:font-size-complex="14pt"/>
    </style:style>
    <style:style style:name="T1" style:family="text">
      <style:text-properties style:font-name="Calibri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ull Stack JavaScript Developer Curriculum</text:p>
      <text:p text:style-name="P5"/>
      <text:p text:style-name="P4">Introduction to HTML and CSS Course </text:p>
      <text:p text:style-name="P4">JavaScript Basics </text:p>
      <text:p text:style-name="P4">JavaScript Loops, </text:p>
      <text:p text:style-name="P4">Arrays and Objects </text:p>
      <text:p text:style-name="P4">Workshop: Share Your Projects with GitHub Desktop</text:p>
      <text:p text:style-name="P4">CSS Basics </text:p>
      <text:p text:style-name="P4">jQuery Basics </text:p>
      <text:p text:style-name="P4">Using jQuery Plugins </text:p>
      <text:p text:style-name="P4">Interactive Web Pages with JavaScript </text:p>
      <text:p text:style-name="P4">CSS Selectors </text:p>
      <text:p text:style-name="P4">HTML Tables </text:p>
      <text:p text:style-name="P4">HTML Forms </text:p>
      <text:p text:style-name="P4">Workshop: <text:span text:style-name="T3">The JavaScript 'use strict' Statement Workshop Understanding "this" in JavaScript </text:span></text:p>
      <text:p text:style-name="P4">Object­Oriented JavaScript </text:p>
      <text:p text:style-name="P4">Workshop: The Module Pattern in JavaScript </text:p>
      <text:p text:style-name="P4">Git Basics </text:p>
      <text:p text:style-name="P4">HTTP Basics </text:p>
      <text:p text:style-name="P4">AJAX Basics </text:p>
      <text:p text:style-name="P4">Workshop: Using the Geolocation API in JavaScript</text:p>
      <text:p text:style-name="P4">Node.js Basics </text:p>
      <text:p text:style-name="P4">Build a Simple Dynamic Site with Node.js </text:p>
      <text:p text:style-name="P4">npm Basics </text:p>
      <text:p text:style-name="P4">Workshop: How to Create and Distribute an npm Package </text:p>
      <text:p text:style-name="P4">GitHub Basics </text:p>
      <text:p text:style-name="P4">Express Basics Workshop Deploy a Node Application to Heroku </text:p>
      <text:p text:style-name="P4">JavaScript Unit Testing Workshop Using npm as a Task Runner </text:p>
      <text:p text:style-name="P4">Gulp Basics </text:p>
      <text:p text:style-name="P4">Workshop: Using Gulp's 'gulp­useref' For a Full Build Pipeline </text:p>
      <text:p text:style-name="P4">Bootstrap 4 Basics </text:p>
      <text:p text:style-name="P4">Angular Basics </text:p>
      <text:p text:style-name="P4">Workshop Deploy your App to GitHub Pages with Gulp </text:p>
      <text:p text:style-name="P4">SQL Basics </text:p>
      <text:p text:style-name="P4">Modifying Data with SQL </text:p>
      <text:p text:style-name="P4">Reporting with SQL </text:p>
      <text:p text:style-name="P4">Workshop: Understanding Promises in JavaScript </text:p>
      <text:p text:style-name="P4">Workshop: Using SQL and Node.js with Sequelize </text:p>
      <text:p text:style-name="P4">Mongo Basics Course REST API Basics </text:p>
      <text:p text:style-name="P4">Build a REST API With Express </text:p>
      <text:p text:style-name="P4">User Authentication With Express and Mongo </text:p>
      <text:p text:style-name="P4">Building a MEAN Application </text:p>
      <text:p text:style-name="P4">Workshop: Adding MongoDB to your Node App on Heroku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Arial 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i jo</meta:initial-creator>
    <meta:creation-date>2016-09-10T22:18:08.64</meta:creation-date>
    <meta:document-statistic meta:table-count="0" meta:image-count="0" meta:object-count="0" meta:page-count="1" meta:paragraph-count="42" meta:word-count="193" meta:character-count="1301"/>
    <dc:date>2016-09-10T22:41:01.22</dc:date>
    <dc:creator>lei jo</dc:creator>
    <meta:editing-duration>PT6M41S</meta:editing-duration>
    <meta:editing-cycles>1</meta:editing-cycles>
    <meta:generator>OpenOffice/4.1.2$Win32 OpenOffice.org_project/412m3$Build-9782</meta:generator>
  </office:meta>
</office:document-meta>
</file>